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cm" svg:stroke-color="#000000" draw:marker-start-width="0.245cm" draw:marker-end-width="0.245cm" draw:fill-color="#b0e0e6" draw:textarea-horizontal-align="justify" draw:textarea-vertical-align="middle" draw:auto-grow-height="false" fo:min-height="0.92cm" fo:min-width="5.87cm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000000" draw:marker-start-width="0.245cm" draw:marker-end-width="0.245cm" draw:fill-color="#ffde8c" draw:textarea-horizontal-align="justify" draw:textarea-vertical-align="middle" draw:auto-grow-height="false" fo:min-height="2.12cm" fo:min-width="5.87cm" fo:padding-top="0.14cm" fo:padding-bottom="0.14cm" fo:padding-left="0.265cm" fo:padding-right="0.265cm"/>
    </style:style>
    <style:style style:name="gr3" style:family="graphic" style:parent-style-name="objectwithoutfill">
      <style:graphic-properties svg:stroke-width="0.05cm" draw:marker-start-width="0.275cm" draw:marker-end="Arrow" draw:marker-end-width="0.275cm" draw:fill="none" draw:fill-color="#87ceeb" draw:textarea-vertical-align="middle" fo:padding-top="0.15cm" fo:padding-bottom="0.15cm" fo:padding-left="0.275cm" fo:padding-right="0.275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b0e0e6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-color="#ffde8c"/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="none" draw:fill-color="#87ceeb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layer="layout" svg:width="6.4cm" svg:height="1.2cm" svg:x="15.6cm" svg:y="16.8cm">
          <text:p text:style-name="P1"><text:span text:style-name="T1">Betriebssyste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4cm" svg:height="1.2cm" svg:x="15.6cm" svg:y="15.6cm">
          <text:p text:style-name="P1"><text:span text:style-name="T1">Socket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4cm" svg:height="2.4cm" svg:x="15.6cm" svg:y="13.2cm">
          <text:p text:style-name="P1"><text:span text:style-name="T1">Anwendungs-</text:span></text:p>
          <text:p text:style-name="P1"><text:span text:style-name="T1">komponen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4cm" svg:height="1.2cm" svg:x="3.6cm" svg:y="16.8cm">
          <text:p text:style-name="P1"><text:span text:style-name="T1">Betriebssyste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4cm" svg:height="1.2cm" svg:x="3.6cm" svg:y="15.6cm">
          <text:p text:style-name="P1"><text:span text:style-name="T1">Socket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4cm" svg:height="2.4cm" svg:x="3.6cm" svg:y="13.2cm">
          <text:p text:style-name="P1"><text:span text:style-name="T1">Anwendungs-</text:span></text:p>
          <text:p text:style-name="P1"><text:span text:style-name="T1">komponente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0cm" svg:y1="16.2cm" svg:x2="15.6cm" svg:y2="16.2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2-05T00:09:01.434287996</meta:creation-date>
    <dc:date>2018-02-05T00:22:18.656896592</dc:date>
    <dc:creator>Dennis Schulmeister-Zimolong</dc:creator>
    <meta:editing-duration>PT2M56S</meta:editing-duration>
    <meta:editing-cycles>3</meta:editing-cycles>
    <meta:generator>LibreOffice/5.4.4.2$Linux_X86_64 LibreOffice_project/40m0$Build-2</meta:generator>
    <meta:document-statistic meta:object-count="30"/>
  </office:meta>
</office:document-meta>
</file>